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>
          <mo stretchy="false">∫</mo>
          <mrow>
            <mo stretchy="false">∂</mo>
            <mtext>F</mtext>
          </mrow>
        </munder>
        <mstyle mathvariant="bold">
          <mrow>
            <mi>B</mi>
          </mrow>
        </mstyle>
      </mrow>
      <mrow>
        <mi/>
        <mo stretchy="false">⋅</mo>
        <mi/>
      </mrow>
      <mtext>d</mtext>
      <mstyle mathvariant="bold">
        <mrow>
          <mi>r</mi>
        </mrow>
      </mstyle>
      <mrow>
        <mi/>
        <mo stretchy="false">=</mo>
        <mi/>
      </mrow>
      <msub>
        <mo stretchy="false">μ</mo>
        <mn>0</mn>
      </msub>
      <mrow>
        <munder>
          <mo stretchy="false">∫</mo>
          <mi>F</mi>
        </munder>
        <mstyle mathvariant="bold">
          <mrow>
            <mi>j</mi>
          </mrow>
        </mstyle>
      </mrow>
      <mrow>
        <mi/>
        <mo stretchy="false">⋅</mo>
        <mi/>
      </mrow>
      <mtext>d</mtext>
      <mstyle mathvariant="bold">
        <mrow>
          <mi>f</mi>
        </mrow>
      </mstyle>
      <mrow>
        <mi/>
        <mo stretchy="false">=</mo>
        <mi/>
      </mrow>
      <msub>
        <mo stretchy="false">μ</mo>
        <mn>0</mn>
      </msub>
      <mi>I</mi>
    </mrow>
    <annotation encoding="StarMath 5.0">int from {partial "F"} bold B `cdot` "d" bold r `=` %mu _0 int from F bold j `cdot` "d" bold f `=` %mu_0 I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5:04:06.327000000</meta:creation-date>
    <meta:generator>LibreOffice/4.1.4.2$Windows_x86 LibreOffice_project/0a0440ccc0227ad9829de5f46be37cfb6edcf72</meta:generator>
  </office:meta>
</office:document-meta>
</file>